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44pt" style:text-underline-style="none" fo:font-weight="normal" style:font-size-asian="44pt" style:font-weight-asian="normal" style:font-size-complex="4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eaceMonkey</text:p>
      <text:p text:style-name="P1"/>
      <text:list xml:id="list36681041" text:style-name="L1">
        <text:list-item>
          <text:p text:style-name="P4">Configuration</text:p>
          <text:p text:style-name="P4"/>
          <text:p text:style-name="P4">@include : adresse où le script doit se lancer</text:p>
          <text:p text:style-name="P4">@exlude : adresse où le script ne doit pas se lancer</text:p>
          <text:p text:style-name="P4">@namespace : utiliser par greacemonkey pour identifier les scripts </text:p>
        </text:list-item>
      </text:list>
      <text:p text:style-name="P3"/>
      <text:p text:style-name="P3">adresse locale des scripts sur la machine : ~/.mozilla/firefox/1.../gm_script</text:p>
      <text:p text:style-name="P3"/>
      <text:p text:style-name="P3">2. Débogage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4-08T14:28:57</meta:creation-date>
    <dc:date>2014-04-08T21:21:46</dc:date>
    <dc:creator>Asus </dc:creator>
    <meta:editing-duration>PT6H37M39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7" meta:word-count="43" meta:character-count="281" meta:non-whitespace-character-count="244"/>
  </office:meta>
</office:document-meta>
</file>